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BeanFactoryPostProcessor.ParentBeanFactoryPostProcessor( Map 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BeanFactoryPostProcessor.postProcessBeanFactory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